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846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1.9118in"/>
    </style:style>
    <style:style style:name="co5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4.1693in"/>
    </style:style>
    <style:style style:name="ro8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516in" fo:break-before="auto" style:use-optimal-row-height="false"/>
    </style:style>
    <style:style style:name="ro4" style:family="table-row">
      <style:table-row-properties style:row-height="0.652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0.711in" fo:break-before="auto" style:use-optimal-row-height="false"/>
    </style:style>
    <style:style style:name="ro7" style:family="table-row">
      <style:table-row-properties style:row-height="0.4016in" fo:break-before="auto" style:use-optimal-row-height="false"/>
    </style:style>
    <style:style style:name="ro9" style:family="table-row">
      <style:table-row-properties style:row-height="0.2756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996633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008080" style:text-align-source="fix" style:repeat-content="false" fo:wrap-option="wrap"/>
      <style:paragraph-properties fo:text-align="center" fo:margin-left="0in"/>
      <style:text-properties fo:color="#ffff00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 style:data-style-name="N37">
      <style:table-cell-properties fo:background-color="#008080" style:text-align-source="fix" style:repeat-content="false" fo:wrap-option="wrap"/>
      <style:paragraph-properties fo:text-align="center" fo:margin-left="0in"/>
      <style:text-properties fo:color="#ffff00"/>
    </style:style>
    <style:style style:name="ce7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37">
      <style:table-cell-properties fo:background-color="#008080" style:text-align-source="fix" style:repeat-content="false" fo:wrap-option="wrap"/>
      <style:paragraph-properties fo:text-align="center" fo:margin-left="0in"/>
      <style:text-properties fo:color="#ff3366"/>
    </style:style>
    <style:style style:name="ce11" style:family="table-cell" style:parent-style-name="DoneStyle">
      <style:table-cell-properties style:text-align-source="fix" style:repeat-content="false" fo:background-color="transparent" fo:wrap-option="wrap" fo:border="none"/>
      <style:paragraph-properties fo:text-align="center" fo:margin-left="0in"/>
    </style:style>
    <style:style style:name="ce12" style:family="table-cell" style:parent-style-name="DoneStyle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oneStyle">
      <style:table-cell-properties style:text-align-source="fix" style:repeat-content="false" fo:wrap-option="wrap"/>
      <style:paragraph-properties fo:text-align="center" fo:margin-left="0in"/>
    </style:style>
    <style:style style:name="ce14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in"/>
      <style:text-properties fo:color="#ffffff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5" style:family="table-cell" style:parent-style-name="Default">
      <style:table-cell-properties fo:background-color="#008080" style:text-align-source="fix" style:repeat-content="false" fo:wrap-option="wrap"/>
      <style:paragraph-properties fo:text-align="center" fo:margin-left="0in"/>
      <style:text-properties fo:color="#ffff00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map style:condition="cell-content()=1" style:apply-style-name="DoneStyle" style:base-cell-address="'Sprint I'.D1"/>
      <style:map style:condition="cell-content()=0" style:apply-style-name="NotStartStyle" style:base-cell-address="'Sprint I'.D1"/>
    </style:style>
    <style:style style:name="ce19" style:family="table-cell" style:parent-style-name="Default">
      <style:table-cell-properties fo:background-color="#008080" style:text-align-source="fix" style:repeat-content="false" fo:wrap-option="wrap"/>
      <style:paragraph-properties fo:text-align="start" fo:margin-left="0in"/>
      <style:text-properties fo:color="#ffff00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transparent" fo:border="none"/>
      <style:text-properties style:use-window-font-color="tru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color="#ffff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print I" table:style-name="ta3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13"/>
        <table:table-column table:style-name="co5" table:default-cell-style-name="ce18"/>
        <table:table-column table:style-name="co7" table:default-cell-style-name="ce21"/>
        <table:table-column table:style-name="co6" table:number-columns-repeated="1017" table:default-cell-style-name="ce5"/>
        <table:table-column table:style-name="co6" table:default-cell-style-name="Default"/>
        <table:table-row table:style-name="ro2">
          <table:table-cell table:style-name="ce1" office:value-type="string">
            <text:p>Task</text:p>
          </table:table-cell>
          <table:table-cell table:style-name="ce1" office:value-type="string">
            <text:p>Planed Date</text:p>
          </table:table-cell>
          <table:table-cell table:style-name="ce1" office:value-type="string">
            <text:p>Real Date</text:p>
          </table:table-cell>
          <table:table-cell table:style-name="ce14" office:value-type="string">
            <text:p>Status</text:p>
          </table:table-cell>
          <table:table-cell table:style-name="ce1" office:value-type="string">
            <text:p>Work Log</text:p>
          </table:table-cell>
          <table:table-cell table:style-name="ce1" table:number-columns-repeated="1017"/>
          <table:table-cell/>
        </table:table-row>
        <table:table-row table:style-name="ro3">
          <table:table-cell table:style-name="ce2" office:value-type="string">
            <office:annotation draw:style-name="gr1" draw:text-style-name="P1" svg:width="1.9575in" svg:height="1.0122in" svg:x="2.313in" svg:y="0in" draw:caption-point-x="-0.2402in" draw:caption-point-y="0.1791in">
              <dc:date>2011-07-12T00:00:00</dc:date>
              <text:p text:style-name="P1"><text:span text:style-name="T1">Complete the basic Add in Framework. </text:span></text:p>
              <text:p text:style-name="P1"><text:span text:style-name="T1">It only supports windows platform in this sprint, but it should be prepared for other platforms, like unix and mac.</text:span></text:p>
            </office:annotation>
            <text:p>Overall</text:p>
          </table:table-cell>
          <table:table-cell table:style-name="ce6" office:value-type="string">
            <text:p>07/08/2011 ~ 08/31/2011</text:p>
          </table:table-cell>
          <table:table-cell table:style-name="ce10"/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3">
          <table:table-cell table:style-name="ce3"/>
          <table:table-cell table:style-name="ce7"/>
          <table:table-cell table:style-name="ce11"/>
          <table:table-cell table:style-name="ce16"/>
          <table:table-cell table:style-name="ce20"/>
          <table:table-cell table:style-name="ce3" table:number-columns-repeated="1017"/>
          <table:table-cell table:style-name="ce22"/>
        </table:table-row>
        <table:table-row table:style-name="ro3">
          <table:table-cell table:style-name="ce2" office:value-type="string">
            <text:p>Preparation</text:p>
          </table:table-cell>
          <table:table-cell table:number-columns-repeated="2" table:style-name="ce6" office:value-type="string">
            <text:p>07/08/2011 ~ 07/09/2011</text:p>
          </table:table-cell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4">
          <table:table-cell table:style-name="ce4" office:value-type="string">
            <text:p>Define the tools to use</text:p>
          </table:table-cell>
          <table:table-cell table:style-name="ce8" office:value-type="string">
            <text:p>07/08/2011 ~ 07/08/2011</text:p>
          </table:table-cell>
          <table:table-cell table:style-name="ce12" office:value-type="string">
            <text:p>07/08/2011 ~ 07/08/2011</text:p>
          </table:table-cell>
          <table:table-cell table:style-name="ce17" office:value-type="percentage" office:value="1">
            <text:p>100%</text:p>
          </table:table-cell>
          <table:table-cell table:style-name="Default" office:value-type="string">
            <text:p>1. “open office” to write documents - 07/08/11;</text:p>
            <text:p>2. “git” for version control - 07/08/11;</text:p>
            <text:p>3. “dropbox” to save data - 07/08/11.</text:p>
            <text:p>4. “Qt Creator” to code – 07/08/11.</text:p>
          </table:table-cell>
          <table:table-cell table:style-name="Default" table:number-columns-repeated="1017"/>
          <table:table-cell/>
        </table:table-row>
        <table:table-row table:style-name="ro5">
          <table:table-cell office:value-type="string">
            <text:p>Define the file structure</text:p>
          </table:table-cell>
          <table:table-cell table:style-name="ce9" office:value-type="string">
            <text:p>07/08/2011 ~ 07/09/2011</text:p>
          </table:table-cell>
          <table:table-cell office:value-type="string">
            <text:p>07/08/2011 ~ 07/09/2011</text:p>
          </table:table-cell>
          <table:table-cell office:value-type="percentage" office:value="1">
            <text:p>100%</text:p>
          </table:table-cell>
          <table:table-cell office:value-type="string">
            <text:p>1. wrote document “file structure” defining the location of source code, binary and other data – 07/08/11.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Add-in Core Project</text:p>
          </table:table-cell>
          <table:table-cell table:style-name="ce6" office:value-type="string">
            <text:p>07/09/2011 ~ 08/22/2011</text:p>
          </table:table-cell>
          <table:table-cell table:style-name="ce6" office:value-type="string">
            <text:p>07/09/2011 ~ ?</text:p>
          </table:table-cell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6">
          <table:table-cell office:value-type="string">
            <text:p>Configuration</text:p>
          </table:table-cell>
          <table:table-cell table:style-name="ce9" office:value-type="string">
            <text:p>07/09/2011 ~ 07/09/2011</text:p>
          </table:table-cell>
          <table:table-cell office:value-type="string">
            <text:p>07/09/2011 ~ ?</text:p>
          </table:table-cell>
          <table:table-cell office:value-type="percentage" office:value="0.8">
            <office:annotation draw:style-name="gr2" draw:text-style-name="P2" svg:width="1.1413in" svg:height="0.3902in" svg:x="6.5874in" svg:y="1.9665in" draw:caption-point-x="-0.2402in" draw:caption-point-y="0.5953in">
              <dc:date>2011-07-12T00:00:00</dc:date>
              <text:p text:style-name="P2"><text:span text:style-name="T2">Include Path and Lib path left</text:span></text:p>
            </office:annotation>
            <text:p>80%</text:p>
          </table:table-cell>
          <table:table-cell office:value-type="string">
            <text:p>1. Create project AutoZalent – 07/09/11.</text:p>
            <text:p>2. Create common.pri to be included by all Qt – 07/09/11.</text:p>
            <text:p>3. Use precompiled header – 07/09/11.</text:p>
            <text:p>4. Define the output path – 07/09/11.</text:p>
          </table:table-cell>
          <table:table-cell table:number-columns-repeated="1018"/>
        </table:table-row>
        <table:table-row table:style-name="ro7">
          <table:table-cell office:value-type="string">
            <text:p>Define add-in xml format</text:p>
          </table:table-cell>
          <table:table-cell office:value-type="string">
            <text:p>07/10/2011 ~ 07/21/2011</text:p>
          </table:table-cell>
          <table:table-cell office:value-type="string">
            <text:p>07/13/2011 ~ 07/14/2011</text:p>
          </table:table-cell>
          <table:table-cell office:value-type="percentage" office:value="1">
            <text:p>100%</text:p>
          </table:table-cell>
          <table:table-cell office:value-type="string">
            <text:p>1. Define the basic Addin xml structure – 07/13/2011.</text:p>
            <text:p>2. Refine the structure and it is ready for use – 07/14/2011.</text:p>
          </table:table-cell>
          <table:table-cell table:number-columns-repeated="1018"/>
        </table:table-row>
        <table:table-row table:style-name="ro9">
          <table:table-cell table:style-name="ce4" office:value-type="string">
            <text:p>Implement an xml reader</text:p>
          </table:table-cell>
          <table:table-cell office:value-type="string">
            <text:p>07/22/2011 ~ 07/31/2011</text:p>
          </table:table-cell>
          <table:table-cell/>
          <table:table-cell office:value-type="percentage" office:value="0">
            <text:p>0%</text:p>
          </table:table-cell>
          <table:table-cell table:number-columns-repeated="1019"/>
        </table:table-row>
        <table:table-row table:style-name="ro7">
          <table:table-cell table:style-name="Default" office:value-type="string">
            <text:p>Implement command framework</text:p>
          </table:table-cell>
          <table:table-cell office:value-type="string">
            <text:p>08/01/2011 ~ 08/22/2011</text:p>
          </table:table-cell>
          <table:table-cell table:style-name="Default"/>
          <table:table-cell office:value-type="percentage" office:value="0">
            <text:p>0%</text:p>
          </table:table-cell>
          <table:table-cell table:style-name="Default" table:number-columns-repeated="1018"/>
          <table:table-cell/>
        </table:table-row>
        <table:table-row table:style-name="ro3">
          <table:table-cell table:style-name="ce2" office:value-type="string">
            <office:annotation draw:style-name="gr3" draw:text-style-name="P2" svg:width="1.7248in" svg:height="0.5457in" svg:x="2.313in" svg:y="3.7488in" draw:caption-point-x="-0.2402in" draw:caption-point-y="0.5961in">
              <dc:date>2011-07-12T00:00:00</dc:date>
              <text:p text:style-name="P2"><text:span text:style-name="T2">Just to demonstrate the add-in framework without doing any real work.</text:span></text:p>
            </office:annotation>
            <text:p>Simple add-in Project</text:p>
          </table:table-cell>
          <table:table-cell table:style-name="ce6" office:value-type="string">
            <text:p>08/23/2011 ~ 08/31/2011</text:p>
          </table:table-cell>
          <table:table-cell table:style-name="ce6"/>
          <table:table-cell table:style-name="ce15"/>
          <table:table-cell table:style-name="ce19"/>
          <table:table-cell table:style-name="ce2" table:number-columns-repeated="1017"/>
          <table:table-cell/>
        </table:table-row>
        <table:table-row table:style-name="ro5">
          <table:table-cell office:value-type="string">
            <text:p>Create a project using the add-in framework</text:p>
          </table:table-cell>
          <table:table-cell office:value-type="string">
            <text:p>08/23/2011 ~ 08/31/2011</text:p>
          </table:table-cell>
          <table:table-cell/>
          <table:table-cell office:value-type="percentage" office:value="0">
            <text:p>0%</text:p>
          </table:table-cell>
          <table:table-cell table:number-columns-repeated="1019"/>
        </table:table-row>
        <table:table-row table:style-name="ro5" table:number-rows-repeated="104856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print II" table:style-name="ta2" table:print="false">
        <table:table-column table:style-name="co6" table:default-cell-style-name="Default"/>
        <table:table-row table:style-name="ro8">
          <table:table-cell/>
        </table:table-row>
      </table:table>
      <table:table table:name="Sprint III" table:style-name="ta2" table:print="false">
        <table:table-column table:style-name="co6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1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fo:color="#008000"/>
    </style:style>
    <style:style style:name="DoneStyle" style:family="table-cell" style:parent-style-name="Default">
      <style:text-properties fo:color="#008000" fo:font-weight="bold" style:font-relief="none"/>
    </style:style>
    <style:style style:name="NotStartStyle" style:family="table-cell" style:parent-style-name="Default">
      <style:text-properties fo:color="#ff3333" fo:font-style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07/14/2011</text:date>, <text:time>15:2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2T11:47:05.41</meta:creation-date>
    <meta:generator>OOo-dev/3.4$Win32 OpenOffice.org_project/340m0$Build-9583</meta:generator>
    <dc:date>2011-07-14T15:29:25.89</dc:date>
    <meta:editing-duration>PT3H31M56S</meta:editing-duration>
    <meta:editing-cycles>16</meta:editing-cycles>
    <dc:creator>Tommy Zheng</dc:creator>
    <meta:document-statistic meta:table-count="3" meta:cell-count="44" meta:object-count="0"/>
  </office:meta>
</office:document-meta>
</file>